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9da9" officeooo:paragraph-rsid="000e9da9" style:language-complex="th" style:country-complex="TH"/>
    </style:style>
    <style:style style:name="P2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สืบสวนสมัยใหม่</text:h>
      <text:p text:style-name="P2"/>
      <text:p text:style-name="Text_20_body"><text:tab/>งานสืบสวน มีความสลับซับซ้อนมาก อาศัยเพียงประสบการณ์ไม่พอ การสืบสวนสมัยใหม่ ต้องใช้ความรู้เป็นหลัก และใช้ประสบการณ์เสริม นักสืบที่ดีต้องเข้าใจประเภทคนร้าย การสืบสวนเชิงลึก การบูรณาการที่เกิดเหตุ กรอบความคิดของอาชญากร ภูมิศาสตร์อาชญากรรม วิทยาศาสตร์ประยุกต์<text:line-break/><text:line-break/>ความรู้ด้านเหยื่อวิทยา มองอาชญากรรมในภาพรวม เป็นนโยบาย “งานสืบสวนสมัยใหม่”  ของ พล.ต.ท.พงศ์พัฒน์ ฉายาพันธ์ุ ผบช.ก. ได้ผลักดันออกมาเพื่อเปลี่ยนแปลงวิธีการทำงานของตำรวจ<text:line-break/><text:line-break/>จากความรู้เก่าที่ใช้กันมา จับคนร้ายผิดตัวกันมาก ทำร้ายองค์กร ทำลายสังคม และเป็นอันตรายต่อตำรวจ เป็นเรื่องที่ต้องรีบแก้ไข เข้ามาเรียนรู้วิธีการตำรวจสมัยใหม่ ไม่ใช่จับเพื่อเอาหน้า แต่เพื่อความสงบสุขของสังคม จำเป็นต้องเรียนทั้งภาคทฤษฎีและฝึกฝนปฏิบัติ งานตำรวจนั้น “จับคนผิด ไม่ใช่จับผิดคน”<text:line-break/><text:line-break/>การสืบสวนสมัยเก่า  สืบจากในออกนอก ตรวจสถานที่เกิดเหตุ พิจารณาจากแผนประทุษกรรม ใช้วิทยาศาสตร์ฟิสิกส์ ใช้ศิลปะมาก ตำรวจคิดเอง ใช้ตรรกวิทยาทั้งแบบอุปนัยและนิรนัย ให้คุณค่ากับคำพูดมาก ใช้นาฬิกาอาชญากรรม และนักสืบเก่งต้องมีประสบการณ์<text:line-break/><text:line-break/>การสืบสวนวิธีใหม่  สืบจากในออกนอกและนอกเข้าใน บูรณาการที่เกิดเหตุ พิจารณาแผนประทุษกรรม พร้อมกับลายเซ็นอาชญากร ใช้ฟิสิกส์และวิทยาศาสตร์ประยุกต์มาก วิเคราะห์ว่าคนร้ายคิดอย่างไร ใช้ตรรกวิทยาแบบนิรนัยเป็นหลัก ให้คุณค่ากับคำพูดน้อย แต่ดูภาษากาย ใช้ภูมิศาสตร์อาชญากรรม<text:line-break/><text:line-break/>คนร้ายในประเทศไทยแบ่งเป็น 4 ประเภท ได้แก่<text:line-break/><text:line-break/>1.คนร้ายทั่วไป คนร้ายที่กระทำผิด โดยไม่ต้องใช้ความรู้พิเศษมาอธิบาย เหตุที่กระทำผิดมาจากความโกรธ โมโห ถูกหลอก แก้แค้น ผลประโยชน์  2.คนร้ายที่มีความผิดปกติทางจิต คดีฆาตกรต่อเนื่อง พวกวางเพลิง ทำผิดเพื่อตอบสนองจิตที่ผิดปกติ ฆ่าเพื่อความตื่นเต้นและต้องการแสดงอำนาจเหนือผู้อื่น 3.คนร้ายที่มีความผิดปกติทางอารมณ์  พวกมันในอารมณ์ฆ่าคนมากกว่า 1 คนในสถานที่ต่างกัน หลังทำผิดจะย้ายเหยื่อไปสู่เหยื่ออีกคนในเวลารวดเร็ว 4.คนร้ายสติแตก พวกสังหารหมู่ แรงจูงใจเกิดจากความเกลียดชัง  เก็บกดไว้จนคลุ้มคลั่ง ฆ่าคนมากกว่า 1 คนในสถานที่เดียวกัน ฆาตกรประเภทนี้มีมากขึ้นเรื่อยๆ<text:line-break/><text:line-break/>การสืบสวนวิธีการสมัยใหม่ จะสามารถวัดได้ว่าใครเก่งจริง และนักสืบสวนที่เก่งเป็นใครก็ได้ที่เรียนรู้ฝึกฝนมาอย่างถูกวิธี<text:line-break/><text:line-break/>เป็นอีกวิธีที่จะลดปัญหา “จับคนผิด ไม่ใช่จับผิดคน”.</text:p>
      <text:p text:style-name="Text_20_body"/>
      <text:p text:style-name="P1">หมายเหตุ คัดลอกมาเพื่อทดลองทำสื่อการสอนเท่านั้น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6:28.511000000</meta:creation-date>
    <dc:date>2019-05-28T13:48:31.165000000</dc:date>
    <meta:editing-duration>PT2M4S</meta:editing-duration>
    <meta:editing-cycles>1</meta:editing-cycles>
    <meta:document-statistic meta:table-count="0" meta:image-count="0" meta:object-count="0" meta:page-count="1" meta:paragraph-count="3" meta:word-count="1509" meta:character-count="1630" meta:non-whitespace-character-count="1539"/>
    <meta:generator>LibreOffice/6.2.4.2$Windows_X86_64 LibreOffice_project/2412653d852ce75f65fbfa83fb7e7b669a126d64</meta:generator>
  </office:meta>
</office:document-meta>
</file>